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17T00:00:00" table:style-name="ce4">
            <text:p>17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0.85000000000000009" table:formula="of:=[.A6]*([.D6]+50*[.C6])" table:style-name="ce9">
            <text:p>CHF 0,8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61" table:style-name="ce8">
            <text:p>6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.8" table:formula="of:=[.A8]*([.D8]+50*[.C8])" table:style-name="ce9">
            <text:p>CHF 11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61" table:style-name="ce8">
            <text:p>61</text:p>
          </table:table-cell>
          <table:table-cell office:value-type="currency" office:value="61" table:formula="of:=[.A10]*([.D10]+50*[.C10])" table:style-name="ce9">
            <text:p>CHF 6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10" table:formula="of:=[.A11]*([.D11]+50*[.C11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35" table:formula="of:=[.A12]*([.D12]+25*[.C12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40" table:formula="of:=[.A13]*[.D13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9" table:style-name="ce8">
            <text:p>9</text:p>
          </table:table-cell>
          <table:table-cell office:value-type="currency" office:value="180" table:formula="of:=[.A14]*[.D14]" table:style-name="ce9">
            <text:p>CHF 1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64.25" table:formula="of:=SUM([.E6:.E18])" table:number-columns-spanned="2" table:number-rows-spanned="1" table:style-name="ce11">
            <text:p>CHF 364,2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28:08Z</dc:date>
    <meta:print-date>2022-09-13T16:25:15Z</meta:print-date>
    <meta:editing-cycles>13</meta:editing-cycles>
    <meta:editing-duration>PT0S</meta:editing-duration>
  </office:meta>
</office:document-meta>
</file>